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3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2.064cm" fo:margin-right="0cm" fo:margin-top="0.127cm" fo:margin-bottom="0cm" fo:text-align="start" fo:text-indent="-0.793cm">
        <style:tab-stops>
          <style:tab-stop style:position="0cm"/>
        </style:tab-stops>
      </style:paragraph-properties>
    </style:style>
    <style:style style:name="P9" style:family="paragraph">
      <style:paragraph-properties fo:margin-left="0.953cm" fo:margin-right="0cm" fo:margin-top="0.127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italic" style:text-underline-style="none" fo:font-weight="bold" style:font-size-asian="18pt" style:font-style-asian="italic" style:font-weight-asian="bold" style:font-name-complex="Courier New1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name-complex="Courier New1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ourier New1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Команды Linux: файловая система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99cm" svg:y="0cm" presentation:class="title" presentation:user-transformed="true">
          <draw:text-box>
            <text:p text:style-name="P1"><text:span text:style-name="T1">Команды Linux: файловая система</text:span></text:p>
          </draw:text-box>
        </draw:frame>
        <draw:frame draw:name="Content Placeholder 2" presentation:style-name="pr2" draw:text-style-name="P4" draw:layer="layout" svg:width="22.859cm" svg:height="15.401cm" svg:x="1.299cm" svg:y="3.12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ls – directory listing</text:span></text:p>
                  </text:list-item>
                  <text:list-item>
                    <text:p text:style-name="P3"><text:span text:style-name="T2">ls -al – formatted listing with hidden files</text:span></text:p>
                  </text:list-item>
                  <text:list-item>
                    <text:p text:style-name="P3"><text:span text:style-name="T2">cd </text:span><text:span text:style-name="T3">dir - change directory to dir</text:span></text:p>
                  </text:list-item>
                  <text:list-item>
                    <text:p text:style-name="P3"><text:span text:style-name="T2">cd – change to home</text:span></text:p>
                  </text:list-item>
                  <text:list-item>
                    <text:p text:style-name="P3"><text:span text:style-name="T2">pwd – show current directory</text:span></text:p>
                  </text:list-item>
                  <text:list-item>
                    <text:p text:style-name="P3"><text:span text:style-name="T2">mkdir </text:span><text:span text:style-name="T3">dir – create a directory dir</text:span></text:p>
                  </text:list-item>
                  <text:list-item>
                    <text:p text:style-name="P3"><text:span text:style-name="T2">rm </text:span><text:span text:style-name="T3">file – delete file</text:span></text:p>
                  </text:list-item>
                  <text:list-item>
                    <text:p text:style-name="P3"><text:span text:style-name="T2">rm -r </text:span><text:span text:style-name="T3">dir – delete directory dir</text:span></text:p>
                  </text:list-item>
                  <text:list-item>
                    <text:p text:style-name="P3"><text:span text:style-name="T2">rm -f </text:span><text:span text:style-name="T3">file – force remove file</text:span></text:p>
                  </text:list-item>
                  <text:list-item>
                    <text:p text:style-name="P3"><text:span text:style-name="T2">rm -rf </text:span><text:span text:style-name="T3">dir – force remove directory dir *</text:span></text:p>
                  </text:list-item>
                  <text:list-item>
                    <text:p text:style-name="P3"><text:span text:style-name="T2">cp </text:span><text:span text:style-name="T3">file1 file2 – copy file1 to file2</text:span></text:p>
                  </text:list-item>
                  <text:list-item>
                    <text:p text:style-name="P3"><text:span text:style-name="T2">cp -r </text:span><text:span text:style-name="T3">dir1 dir2 – copy dir1 to dir2; create dir2 if it</text:span></text:p>
                  </text:list-item>
                  <text:list-item>
                    <text:p text:style-name="P3"><text:span text:style-name="T4">doesn't exist</text:span></text:p>
                  </text:list-item>
                  <text:list-item>
                    <text:p text:style-name="P3"><text:span text:style-name="T2">mv </text:span><text:span text:style-name="T3">file1 file2 – rename or move file1 to file2</text:span></text:p>
                  </text:list-item>
                  <text:list-item>
                    <text:p text:style-name="P3"><text:span text:style-name="T4">if </text:span><text:span text:style-name="T5">file2 is an existing directory, moves file1 into</text:span></text:p>
                  </text:list-item>
                  <text:list-item>
                    <text:p text:style-name="P3"><text:span text:style-name="T4">directory </text:span><text:span text:style-name="T5">file2</text:span></text:p>
                  </text:list-item>
                  <text:list-item>
                    <text:p text:style-name="P3"><text:span text:style-name="T2">ln -s </text:span><text:span text:style-name="T3">file link – create symbolic link link to file</text:span></text:p>
                  </text:list-item>
                  <text:list-item>
                    <text:p text:style-name="P3"><text:span text:style-name="T2">touch </text:span><text:span text:style-name="T3">file – create or update file</text:span></text:p>
                  </text:list-item>
                  <text:list-item>
                    <text:p text:style-name="P3"><text:span text:style-name="T2">cat &gt; </text:span><text:span text:style-name="T3">file – places standard input into file</text:span></text:p>
                  </text:list-item>
                  <text:list-item>
                    <text:p text:style-name="P3"><text:span text:style-name="T2">more </text:span><text:span text:style-name="T3">file – output the contents of file</text:span></text:p>
                  </text:list-item>
                  <text:list-item>
                    <text:p text:style-name="P3"><text:span text:style-name="T2">head </text:span><text:span text:style-name="T3">file – output the first 10 lines of file</text:span></text:p>
                  </text:list-item>
                  <text:list-item>
                    <text:p text:style-name="P3"><text:span text:style-name="T2">tail </text:span><text:span text:style-name="T3">file – output the last 10 lines of file</text:span></text:p>
                  </text:list-item>
                  <text:list-item>
                    <text:p text:style-name="P3"><text:span text:style-name="T2">tail -f </text:span><text:span text:style-name="T3">file – output the contents of file as it </text:span><text:span text:style-name="T4">grows, starting with the last 10 lines</text:span></text:p>
                  </text:list-item>
                  <text:list-item>
                    <text:p text:style-name="P3"><text:span text:style-name="T6">command | grep &lt;pattern&gt; </text:span><text:span text:style-name="T7">- поиск паттерна в выводе comm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Терминал и передача файлов" draw:style-name="dp1" draw:master-page-name="Title_20_and_20_Content" presentation:presentation-page-layout-name="AL1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Терминал и передача файлов</text:span></text:p>
          </draw:text-box>
        </draw:frame>
        <draw:frame draw:name="Content Placeholder 2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6"><text:span text:style-name="T8">Windows -&gt; Linux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Putty – SSH терминал</text:span></text:p>
                  </text:list-item>
                  <text:list-item>
                    <text:p text:style-name="P7"><text:span text:style-name="T9">WinSCP – копирование файлов</text:span></text:p>
                  </text:list-item>
                </text:list>
              </text:list-item>
              <text:list-item>
                <text:p text:style-name="P6"><text:span text:style-name="T8">Linux -&gt; Linux</text:span></text:p>
              </text:list-item>
            </text:list>
            <text:p text:style-name="P8"><text:span text:style-name="T10">ssh </text:span><text:span text:style-name="T11">user@host </text:span><text:span text:style-name="T12">– connect to host as user</text:span></text:p>
            <text:p text:style-name="P8"><text:span text:style-name="T10">ssh -p port user@host </text:span><text:span text:style-name="T12">– connect to host on port</text:span></text:p>
            <text:p text:style-name="P9"><text:span text:style-name="T13"><text:tab/></text:span><text:span text:style-name="T13"> <text:s/></text:span><text:span text:style-name="T10">scp username@from_host:file.txt /local/directory/</text:span><text:span text:style-name="T13"> - copy remote file to local dir</text:span></text:p>
            <text:p text:style-name="P9"><text:span text:style-name="T13"><text:tab/></text:span><text:span text:style-name="T13"> </text:span><text:span text:style-name="T10">scp -r /local/directory/ username@to_host:/remote/directory/</text:span><text:span text:style-name="T13">- copy local dir to remote dir recursively</text:span></text:p>
            <text:list text:style-name="L5">
              <text:list-item>
                <text:p text:style-name="P10"><text:span text:style-name="T13">Команда </text:span><text:span text:style-name="T14">screen</text:span></text:p>
              </text:list-item>
              <text:list-item>
                <text:p text:style-name="P10"><text:span text:style-name="T13">HTTP получение данных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5">wget </text:span></text:p>
                  </text:list-item>
                  <text:list-item>
                    <text:p text:style-name="P11"><text:span text:style-name="T15">curl</text:span></text:p>
                  </text:list-item>
                </text:list>
              </text:list-item>
            </text:list>
            <text:p text:style-name="P12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2" svg:font-family="Calibri" style:font-family-generic="modern"/>
    <style:font-face style:name="Courier New" svg:font-family="'Courier New'" style:font-family-generic="modern"/>
    <style:font-face style:name="Calibri3" svg:font-family="Calibri" style:font-pitch="fixed"/>
    <style:font-face style:name="Courier New2" svg:font-family="'Courier New'" style:font-pitch="fixed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3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номер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Для правки структуры щёлкните мышью</text:span></text:p>
              <text:list>
                <text:list-item>
                  <text:p text:style-name="MP7"><text:span text:style-name="MT2">Второй уровень структуры</text:span></text:p>
                  <text:list>
                    <text:list-item>
                      <text:p text:style-name="MP7"><text:span text:style-name="MT2">Третий уровень структуры</text:span></text:p>
                      <text:list>
                        <text:list-item>
                          <text:p text:style-name="MP7"><text:span text:style-name="MT2">Четвёртый уровень структуры</text:span></text:p>
                          <text:list>
                            <text:list-item>
                              <text:p text:style-name="MP7"><text:span text:style-name="MT2">Пятый уровень структуры</text:span></text:p>
                              <text:list>
                                <text:list-item>
                                  <text:p text:style-name="MP7"><text:span text:style-name="MT2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Седьмо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20-04-19">19.4.20</text:date></text:span></text:p>
        </draw:text-box>
      </draw:frame>
      <draw:frame draw:name="Footer Placeholder 4" presentation:style-name="Mpr3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номер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Команды Linux: файловая система</dc:title>
    <meta:initial-creator>Eugene</meta:initial-creator>
    <dc:creator>Eugene</dc:creator>
    <meta:editing-cycles>2</meta:editing-cycles>
    <meta:creation-date>2019-02-16T11:08:10</meta:creation-date>
    <dc:date>2019-02-16T11:23:12</dc:date>
    <meta:editing-duration>PT15M</meta:editing-duration>
    <meta:generator>LibreOffice/5.1.6.2$Linux_X86_64 LibreOffice_project/10m0$Build-2</meta:generator>
    <meta:document-statistic meta:object-count="2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